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Liberation Sans Narrow" svg:font-family="'Liberation Sans Narrow'" style:font-family-generic="swiss"/>
    <style:font-face style:name="TimesETX" svg:font-family="TimesETX, 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95%" fo:text-align="center" style:justify-single-word="false"/>
      <style:text-properties style:font-name="Liberation Sans Narrow1" fo:font-size="8.5pt" fo:font-weight="bold" officeooo:rsid="002e734f" officeooo:paragraph-rsid="0081a209" style:font-size-asian="8.5pt" style:font-weight-asian="bold" style:font-size-complex="8.5pt" style:font-weight-complex="bold"/>
    </style:style>
    <style:style style:name="P2" style:family="paragraph" style:parent-style-name="Standard">
      <style:paragraph-properties fo:line-height="95%" fo:text-align="center" style:justify-single-word="false"/>
      <style:text-properties style:font-name="Liberation Sans Narrow1" fo:font-size="8.5pt" fo:font-weight="bold" officeooo:rsid="002e734f" officeooo:paragraph-rsid="005c7f97" style:font-size-asian="8.5pt" style:font-weight-asian="bold" style:font-size-complex="8.5pt" style:font-weight-complex="bold"/>
    </style:style>
    <style:style style:name="P3" style:family="paragraph" style:parent-style-name="Standard">
      <style:paragraph-properties fo:line-height="95%" fo:text-align="center" style:justify-single-word="false"/>
      <style:text-properties style:font-name="Liberation Sans Narrow1" fo:font-weight="bold" officeooo:paragraph-rsid="002e734f" style:font-weight-asian="bold" style:font-weight-complex="bold"/>
    </style:style>
    <style:style style:name="P4" style:family="paragraph" style:parent-style-name="Standard">
      <style:paragraph-properties fo:line-height="95%" fo:text-align="center" style:justify-single-word="false"/>
      <style:text-properties officeooo:paragraph-rsid="002e734f"/>
    </style:style>
    <style:style style:name="P5" style:family="paragraph" style:parent-style-name="Standard">
      <style:paragraph-properties fo:line-height="95%" fo:text-align="center" style:justify-single-word="false"/>
      <style:text-properties officeooo:paragraph-rsid="005df34e"/>
    </style:style>
    <style:style style:name="P6" style:family="paragraph" style:parent-style-name="Standard">
      <style:paragraph-properties fo:line-height="95%" fo:text-align="center" style:justify-single-word="false"/>
      <style:text-properties officeooo:paragraph-rsid="0075114a"/>
    </style:style>
    <style:style style:name="P7" style:family="paragraph" style:parent-style-name="Standard">
      <style:paragraph-properties fo:line-height="95%" fo:text-align="center" style:justify-single-word="false"/>
      <style:text-properties officeooo:paragraph-rsid="005d2668"/>
    </style:style>
    <style:style style:name="P8" style:family="paragraph" style:parent-style-name="Standard">
      <style:paragraph-properties fo:line-height="95%" fo:text-align="center" style:justify-single-word="false"/>
      <style:text-properties officeooo:paragraph-rsid="00800b99"/>
    </style:style>
    <style:style style:name="P9" style:family="paragraph" style:parent-style-name="Standard">
      <style:paragraph-properties fo:line-height="95%" fo:text-align="center" style:justify-single-word="false"/>
      <style:text-properties officeooo:paragraph-rsid="0080ec70"/>
    </style:style>
    <style:style style:name="P10" style:family="paragraph" style:parent-style-name="Standard">
      <style:paragraph-properties fo:line-height="95%" fo:text-align="center" style:justify-single-word="false"/>
      <style:text-properties officeooo:paragraph-rsid="0081a209"/>
    </style:style>
    <style:style style:name="P11" style:family="paragraph" style:parent-style-name="Standard">
      <style:paragraph-properties fo:line-height="95%" fo:text-align="center" style:justify-single-word="false"/>
      <style:text-properties officeooo:paragraph-rsid="005c7f97"/>
    </style:style>
    <style:style style:name="P12" style:family="paragraph" style:parent-style-name="Standard">
      <style:paragraph-properties fo:line-height="95%" fo:text-align="center" style:justify-single-word="false"/>
      <style:text-properties style:text-position="0% 100%" style:font-name="Liberation Sans Narrow1" fo:font-size="8.5pt" fo:font-weight="bold" officeooo:rsid="002e734f" officeooo:paragraph-rsid="002e734f" style:font-size-asian="8.5pt" style:font-weight-asian="bold" style:font-size-complex="8.5pt" style:font-weight-complex="bold"/>
    </style:style>
    <style:style style:name="P13" style:family="paragraph" style:parent-style-name="Standard">
      <style:paragraph-properties fo:line-height="95%" fo:text-align="center" style:justify-single-word="false"/>
      <style:text-properties style:text-position="0% 100%" style:font-name="Liberation Sans Narrow1" fo:font-size="8.5pt" fo:font-weight="bold" officeooo:rsid="002e734f" officeooo:paragraph-rsid="00800b99" style:font-size-asian="8.5pt" style:font-weight-asian="bold" style:font-size-complex="8.5pt" style:font-weight-complex="bold"/>
    </style:style>
    <style:style style:name="P14" style:family="paragraph" style:parent-style-name="Standard">
      <style:paragraph-properties fo:line-height="95%" fo:text-align="center" style:justify-single-word="false"/>
      <style:text-properties style:text-position="0% 100%" style:font-name="Liberation Sans Narrow1" fo:font-size="8.5pt" fo:language="en" fo:country="US" style:text-underline-style="solid" style:text-underline-width="auto" style:text-underline-color="font-color" fo:font-weight="bold" officeooo:rsid="00527be7" officeooo:paragraph-rsid="002e734f" style:font-size-asian="8.5pt" style:font-weight-asian="bold" style:font-size-complex="8.5pt" style:font-weight-complex="bold"/>
    </style:style>
    <style:style style:name="P15" style:family="paragraph" style:parent-style-name="Standard">
      <style:paragraph-properties fo:line-height="95%" fo:text-align="center" style:justify-single-word="false"/>
      <style:text-properties style:text-position="0% 100%" style:font-name="Liberation Sans Narrow1" fo:font-size="10pt" fo:font-weight="bold" officeooo:rsid="002e734f" officeooo:paragraph-rsid="002e734f" style:font-size-asian="10pt" style:font-weight-asian="bold" style:font-size-complex="10pt" style:font-weight-complex="bold"/>
    </style:style>
    <style:style style:name="P16" style:family="paragraph" style:parent-style-name="Перечень_20_баллонов">
      <style:paragraph-properties fo:line-height="95%" fo:text-align="center" style:justify-single-word="false"/>
      <style:text-properties style:font-name="Liberation Sans Narrow1" fo:font-size="8.5pt" fo:font-weight="bold" officeooo:rsid="002e734f" officeooo:paragraph-rsid="005c7f97" style:font-size-asian="8.5pt" style:font-weight-asian="bold" style:font-size-complex="8.5pt" style:font-weight-complex="bold"/>
    </style:style>
    <style:style style:name="P17" style:family="paragraph" style:parent-style-name="Перечень_20_баллонов">
      <style:paragraph-properties fo:line-height="95%" fo:text-align="center" style:justify-single-word="false"/>
      <style:text-properties officeooo:paragraph-rsid="005c7f97"/>
    </style:style>
    <style:style style:name="P18" style:family="paragraph" style:parent-style-name="Standard">
      <style:paragraph-properties fo:line-height="95%" fo:text-align="center" style:justify-single-word="false" fo:break-before="page"/>
      <style:text-properties style:text-position="0% 100%" style:font-name="Liberation Sans Narrow1" fo:font-size="8.5pt" fo:font-weight="bold" officeooo:rsid="002e734f" officeooo:paragraph-rsid="005c7f97" style:font-size-asian="8.5pt" style:font-weight-asian="bold" style:font-size-complex="8.5pt" style:font-weight-complex="bold"/>
    </style:style>
    <style:style style:name="P19" style:family="paragraph" style:parent-style-name="Standard">
      <style:paragraph-properties fo:line-height="95%" fo:text-align="center" style:justify-single-word="false"/>
      <style:text-properties style:text-position="0% 100%" style:font-name="Liberation Sans Narrow1" fo:font-size="8.5pt" fo:font-weight="bold" officeooo:rsid="002e734f" officeooo:paragraph-rsid="00800b99" style:font-size-asian="8.5pt" style:font-weight-asian="bold" style:font-size-complex="8.5pt" style:font-weight-complex="bold"/>
    </style:style>
    <style:style style:name="T1" style:family="text">
      <style:text-properties officeooo:rsid="004b3e01"/>
    </style:style>
    <style:style style:name="T2" style:family="text">
      <style:text-properties style:text-position="0% 100%" style:font-name="Liberation Sans Narrow1" fo:font-size="8.5pt" fo:font-weight="bold" officeooo:rsid="002e734f" style:font-size-asian="8.5pt" style:font-weight-asian="bold" style:font-size-complex="8.5pt" style:font-weight-complex="bold"/>
    </style:style>
    <style:style style:name="T3" style:family="text">
      <style:text-properties style:text-position="0% 100%" style:font-name="Liberation Sans Narrow1" fo:font-size="8.5pt" fo:font-weight="bold" officeooo:rsid="005df34e" style:font-size-asian="8.5pt" style:font-weight-asian="bold" style:font-size-complex="8.5pt" style:font-weight-complex="bold"/>
    </style:style>
    <style:style style:name="T4" style:family="text">
      <style:text-properties style:text-position="0% 100%" style:font-name="Liberation Sans Narrow1" fo:font-size="8.5pt" fo:font-weight="bold" officeooo:rsid="005c7f97" style:font-size-asian="8.5pt" style:font-weight-asian="bold" style:font-size-complex="8.5pt" style:font-weight-complex="bold"/>
    </style:style>
    <style:style style:name="T5" style:family="text">
      <style:text-properties style:text-position="0% 100%" style:font-name="Liberation Sans Narrow1" fo:font-size="8.5pt" fo:font-weight="bold" officeooo:rsid="005d2668" style:font-size-asian="8.5pt" style:font-weight-asian="bold" style:font-size-complex="8.5pt" style:font-weight-complex="bold"/>
    </style:style>
    <style:style style:name="T6" style:family="text">
      <style:text-properties style:text-position="0% 100%" style:font-name="Liberation Sans Narrow1" fo:font-size="8.5pt" fo:font-weight="bold" officeooo:rsid="0060f6ef" style:font-size-asian="8.5pt" style:font-weight-asian="bold" style:font-size-complex="8.5pt" style:font-weight-complex="bold"/>
    </style:style>
    <style:style style:name="T7" style:family="text">
      <style:text-properties style:text-position="0% 100%" style:font-name="Liberation Sans Narrow1" fo:font-size="8.5pt" fo:font-weight="bold" officeooo:rsid="0075114a" style:font-size-asian="8.5pt" style:font-weight-asian="bold" style:font-size-complex="8.5pt" style:font-weight-complex="bold"/>
    </style:style>
    <style:style style:name="T8" style:family="text">
      <style:text-properties style:text-position="0% 100%" style:font-name="Liberation Sans Narrow1" fo:font-size="8.5pt" fo:language="en" fo:country="US" fo:font-weight="bold" officeooo:rsid="005c7f97" style:font-size-asian="8.5pt" style:font-weight-asian="bold" style:font-size-complex="8.5pt" style:font-weight-complex="bold"/>
    </style:style>
    <style:style style:name="T9" style:family="text">
      <style:text-properties style:text-position="0% 100%" style:font-name="Liberation Sans Narrow1" fo:font-size="8.5pt" fo:language="en" fo:country="US" fo:font-weight="bold" officeooo:rsid="0080ec70" style:font-size-asian="8.5pt" style:font-weight-asian="bold" style:font-size-complex="8.5pt" style:font-weight-complex="bold"/>
    </style:style>
    <style:style style:name="T10" style:family="text">
      <style:text-properties style:text-position="0% 100%" style:font-name="Liberation Sans Narrow1" fo:font-size="8.5pt" fo:language="en" fo:country="US" fo:font-weight="bold" officeooo:rsid="008265d5" style:font-size-asian="8.5pt" style:font-weight-asian="bold" style:font-size-complex="8.5pt" style:font-weight-complex="bold"/>
    </style:style>
    <style:style style:name="T11" style:family="text">
      <style:text-properties style:text-position="0% 100%" style:font-name="Liberation Sans Narrow1" fo:font-size="8.5pt" style:font-size-asian="8.5pt" style:font-size-complex="8.5pt"/>
    </style:style>
    <style:style style:name="T12" style:family="text">
      <style:text-properties style:text-position="0% 100%" style:font-name="Liberation Sans Narrow" fo:font-size="8.5pt" fo:font-weight="bold" officeooo:rsid="005df34e" style:font-size-asian="8.5pt" style:font-weight-asian="bold" style:font-size-complex="8.5pt" style:font-weight-complex="bold"/>
    </style:style>
    <style:style style:name="T13" style:family="text">
      <style:text-properties style:text-position="0% 100%" style:font-name="Liberation Sans Narrow" fo:font-size="8.5pt" fo:language="en" fo:country="US" fo:font-weight="bold" officeooo:rsid="0060f6ef" style:font-size-asian="8.5pt" style:font-weight-asian="bold" style:font-size-complex="8.5pt" style:font-weight-complex="bold"/>
    </style:style>
    <style:style style:name="T14" style:family="text">
      <style:text-properties style:text-position="0% 100%" style:font-name="Liberation Sans Narrow" fo:language="en" fo:country="US" officeooo:rsid="005df34e"/>
    </style:style>
    <style:style style:name="T15" style:family="text">
      <style:text-properties style:text-position="0% 100%" fo:language="en" fo:country="US" officeooo:rsid="00a166ef"/>
    </style:style>
    <style:style style:name="T16" style:family="text">
      <style:text-properties style:text-position="0% 100%" fo:language="en" fo:country="US" officeooo:rsid="005c7f97"/>
    </style:style>
    <style:style style:name="T17" style:family="text">
      <style:text-properties style:text-position="0% 100%" fo:font-size="8.5pt" officeooo:rsid="002e734f" style:font-size-asian="8.5pt" style:font-size-complex="8.5pt"/>
    </style:style>
    <style:style style:name="T18" style:family="text">
      <style:text-properties style:text-position="0% 100%" fo:font-size="8.5pt" officeooo:rsid="003abb2a" style:font-size-asian="8.5pt" style:font-size-complex="8.5pt"/>
    </style:style>
    <style:style style:name="T19" style:family="text">
      <style:text-properties style:text-position="0% 100%" fo:font-size="8.5pt" officeooo:rsid="0088afd9" style:font-size-asian="8.5pt" style:font-size-complex="8.5pt"/>
    </style:style>
    <style:style style:name="T20" style:family="text">
      <style:text-properties fo:font-size="8.5pt" officeooo:rsid="0080909e" style:font-size-asian="8.5pt" style:font-size-complex="8.5pt"/>
    </style:style>
    <style:style style:name="T21" style:family="text">
      <style:text-properties officeooo:rsid="00a77a19"/>
    </style:style>
    <style:style style:name="T22" style:family="text">
      <style:text-properties officeooo:rsid="00887e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relatorio://for%20each=%22batch%20in%20o.batchs%22" text:style-name="Internet_20_link" text:visited-style-name="Visited_20_Internet_20_Link"><text:span text:style-name="T21">for each="batch in o.batchs"</text:span></text:a></text:p>
      <text:p text:style-name="P11"><text:a xlink:type="simple" xlink:href="relatorio://for%20each=%22cilgroup%20in%20batch.cilgroups%22" text:style-name="Internet_20_link" text:visited-style-name="Visited_20_Internet_20_Link"><text:span text:style-name="T10">for each="cilgroup in batch.cilgroups"</text:span></text:a></text:p>
      <text:p text:style-name="P16"><text:a xlink:type="simple" xlink:href="relatorio://for%20each=%22cil%20in%20cilgroup.cils%22" text:style-name="Internet_20_link" text:visited-style-name="Visited_20_Internet_20_Link"><text:span text:style-name="T15">for each="cil in cilgroup.cils"</text:span></text:a></text:p>
      <text:p text:style-name="P17"><text:a xlink:type="simple" xlink:href="relatorio://if%20test=%22cil.count!='нет'%22" text:style-name="Internet_20_link" text:visited-style-name="Visited_20_Internet_20_Link"><text:span text:style-name="T4">if test="cil.count!='нет'"</text:span></text:a></text:p>
      <text:p text:style-name="P18">ООО «ЛЮБЕРГАЗ»</text:p>
      <text:p text:style-name="P12">Россия, Московская обл., г. Лыткарино, </text:p>
      <text:p text:style-name="P12">территория <text:span text:style-name="T1">промзона Тураево, стр. 44</text:span></text:p>
      <text:p text:style-name="P12">Тел. / факс: +7(495)664-25-15</text:p>
      <text:p text:style-name="P12">E-mail: <text:a xlink:type="simple" xlink:href="mailto:lubergaz@mail.ru" text:style-name="Internet_20_link" text:visited-style-name="Visited_20_Internet_20_Link">lubergaz@mail.ru</text:a></text:p>
      <text:p text:style-name="P12"/>
      <text:p text:style-name="P15">Кислород газообразный медицинский</text:p>
      <text:p text:style-name="P12">Кислород</text:p>
      <text:p text:style-name="P13">газ <text:span text:style-name="T22">медицинский </text:span>сжатый</text:p>
      <text:p text:style-name="P13"/>
      <text:p text:style-name="P8"><text:a xlink:type="simple" xlink:href="relatorio://if%20test=%22cilgroup.pressure%20==14.7%22" text:style-name="Internet_20_link" text:visited-style-name="Visited_20_Internet_20_Link"><text:span text:style-name="T20">if test="cilgroup.pressure ==14.7"</text:span></text:a></text:p>
      <text:p text:style-name="P5"><text:a xlink:type="simple" xlink:href="relatorio://if%20test=%22cilgroup.name%20==%20'Баллоны'%22" text:style-name="Internet_20_link" text:visited-style-name="Visited_20_Internet_20_Link"><text:span text:style-name="T7">if test="cilgroup.name == 'Баллоны'"</text:span></text:a></text:p>
      <text:p text:style-name="P6"><text:a xlink:type="simple" xlink:href="relatorio://cil.gaz_count" text:style-name="Internet_20_link" text:visited-style-name="Visited_20_Internet_20_Link"><text:span text:style-name="T4">cil.gaz_count</text:span></text:a><text:span text:style-name="T11"> </text:span><text:span text:style-name="T2">м</text:span><text:span text:style-name="T12">³</text:span><text:span text:style-name="T2"> в баллоне вместимостью </text:span><text:a xlink:type="simple" xlink:href="relatorio://cil.volume_single" text:style-name="Internet_20_link" text:visited-style-name="Visited_20_Internet_20_Link"><text:span text:style-name="T3">cil.volume_single</text:span></text:a><text:span text:style-name="T3"> </text:span><text:span text:style-name="T2">дм</text:span><text:span text:style-name="T12">³</text:span></text:p>
      <text:p text:style-name="P6"><text:a xlink:type="simple" xlink:href="relatorio:///if" text:style-name="Internet_20_link" text:visited-style-name="Visited_20_Internet_20_Link"><text:span text:style-name="T4">/if</text:span></text:a></text:p>
      <text:p text:style-name="P6"><text:a xlink:type="simple" xlink:href="relatorio://if%20test=%22cilgroup.name%20==%20'Моноблоки'%22" text:style-name="Internet_20_link" text:visited-style-name="Visited_20_Internet_20_Link"><text:span text:style-name="T7">if test="cilgroup.name == 'Моноблоки'"</text:span></text:a></text:p>
      <text:p text:style-name="P6"><text:a xlink:type="simple" xlink:href="relatorio://cil.gaz_count" text:style-name="Internet_20_link" text:visited-style-name="Visited_20_Internet_20_Link"><text:span text:style-name="T4">cil.gaz_count</text:span></text:a><text:span text:style-name="T3"> </text:span><text:span text:style-name="T2">м</text:span><text:span text:style-name="T12">³</text:span><text:span text:style-name="T3"> в моноблоке<text:line-break/>(</text:span><text:a xlink:type="simple" xlink:href="relatorio://cil.count_in_mono" text:style-name="Internet_20_link" text:visited-style-name="Visited_20_Internet_20_Link"><text:span text:style-name="T6">cil.count_in_mono</text:span></text:a><text:span text:style-name="T3"> баллонов вместимостью </text:span><text:a xlink:type="simple" xlink:href="relatorio://cil.volume_single" text:style-name="Internet_20_link" text:visited-style-name="Visited_20_Internet_20_Link"><text:span text:style-name="T3">cil.volume_single</text:span></text:a><text:span text:style-name="T4"> </text:span><text:span text:style-name="T3">дм</text:span><text:span text:style-name="T12">³</text:span><text:span text:style-name="T3"> по </text:span><text:a xlink:type="simple" xlink:href="relatorio://cil.gaz_count_in_mono" text:style-name="Internet_20_link" text:visited-style-name="Visited_20_Internet_20_Link"><text:span text:style-name="T6">cil.gaz_count_in_mono</text:span></text:a><text:span text:style-name="T3"> м</text:span><text:span text:style-name="T12">³</text:span><text:span text:style-name="T13">)</text:span></text:p>
      <text:p text:style-name="P6"><text:a xlink:type="simple" xlink:href="relatorio:///if" text:style-name="Internet_20_link" text:visited-style-name="Visited_20_Internet_20_Link"><text:span text:style-name="T8">/if</text:span></text:a></text:p>
      <text:p text:style-name="P8"><text:span text:style-name="T3">при избыточном давлении </text:span><text:a xlink:type="simple" xlink:href="relatorio://cil.pressure" text:style-name="Internet_20_link" text:visited-style-name="Visited_20_Internet_20_Link"><text:span text:style-name="T3">cil.pressure</text:span></text:a><text:span text:style-name="T3"> ± 0,5 МПа <text:line-break/>(</text:span><text:a xlink:type="simple" xlink:href="relatorio://cil.pressure_at" text:style-name="Internet_20_link" text:visited-style-name="Visited_20_Internet_20_Link"><text:span text:style-name="T3">cil.pressure_at</text:span></text:a><text:span text:style-name="T3"> ± 5 кгс/см</text:span><text:span text:style-name="T12">²</text:span><text:span text:style-name="T3">) и температуре </text:span><text:a xlink:type="simple" xlink:href="relatorio://cil.temperature" text:style-name="Internet_20_link" text:visited-style-name="Visited_20_Internet_20_Link"><text:span text:style-name="T3">cil.temperature</text:span></text:a><text:span text:style-name="T3"> °С</text:span></text:p>
      <text:p text:style-name="P9"><text:a xlink:type="simple" xlink:href="relatorio:///if" text:style-name="Internet_20_link" text:visited-style-name="Visited_20_Internet_20_Link"><text:span text:style-name="T8">/if</text:span></text:a></text:p>
      <text:p text:style-name="P9"><text:a xlink:type="simple" xlink:href="relatorio://if%20test=%22cilgroup.pressure%20==19.6%22" text:style-name="Internet_20_link" text:visited-style-name="Visited_20_Internet_20_Link"><text:span text:style-name="T9">if test="cilgroup.pressure ==19.6"</text:span></text:a></text:p>
      <text:p text:style-name="P10"><text:a xlink:type="simple" xlink:href="relatorio://cil.gaz_count" text:style-name="Internet_20_link" text:visited-style-name="Visited_20_Internet_20_Link"><text:span text:style-name="T4">cil.gaz_count</text:span></text:a><text:span text:style-name="T11"> </text:span><text:span text:style-name="T2">м</text:span><text:span text:style-name="T12">³</text:span><text:span text:style-name="T2"> в баллоне вместимостью </text:span><text:a xlink:type="simple" xlink:href="relatorio://cil.volume_single" text:style-name="Internet_20_link" text:visited-style-name="Visited_20_Internet_20_Link"><text:span text:style-name="T3">cil.volume_single</text:span></text:a><text:span text:style-name="T3"> </text:span><text:span text:style-name="T2">дм</text:span><text:span text:style-name="T12">³</text:span></text:p>
      <text:p text:style-name="P1"><text:span text:style-name="T14">при избыточном давлении </text:span><text:a xlink:type="simple" xlink:href="relatorio://cil.pressure" text:style-name="Internet_20_link" text:visited-style-name="Visited_20_Internet_20_Link">cil.pressure</text:a><text:span text:style-name="T14"> МПа <text:line-break/>(</text:span><text:a xlink:type="simple" xlink:href="relatorio://cil.pressure_at" text:style-name="Internet_20_link" text:visited-style-name="Visited_20_Internet_20_Link">cil.pressure_at</text:a><text:span text:style-name="T14"> кгс/см²) и температуре </text:span><text:a xlink:type="simple" xlink:href="relatorio://cil.temperature" text:style-name="Internet_20_link" text:visited-style-name="Visited_20_Internet_20_Link">cil.temperature</text:a><text:span text:style-name="T14"> °С</text:span></text:p>
      <text:p text:style-name="P1"><text:soft-page-break/><text:a xlink:type="simple" xlink:href="relatorio:///if" text:style-name="Internet_20_link" text:visited-style-name="Visited_20_Internet_20_Link"><text:span text:style-name="T16">/if</text:span></text:a></text:p>
      <text:p text:style-name="P3"><text:span text:style-name="T17">Р</text:span><text:span text:style-name="T19">У</text:span><text:span text:style-name="T17"> №</text:span><text:span text:style-name="T18">001846-200912</text:span></text:p>
      <text:p text:style-name="P14"/>
      <text:p text:style-name="P12">Ингаляционно</text:p>
      <text:p text:style-name="P12">Для специализированных лечебных учреждений, кабинетов физиотерапии, а также предприятий и организаций в целях обеспечения кислородно-дыхательных систем</text:p>
      <text:p text:style-name="P12">Хранить в сухом отдельном помещении или на открытых площадках под навесом, защищенных от атмосферных осадков и прямых солнечных лучей, вдали от источников отопления и источников открытого огня при температуре<text:line-break/>от минус 50 °С до 50 °С.</text:p>
      <text:p text:style-name="P12">Хранить в недоступном для детей месте. </text:p>
      <text:p text:style-name="P12">Маслоопасно!</text:p>
      <text:p text:style-name="P12">Не применять по истечении срока годности, указанного на баллоне!</text:p>
      <text:p text:style-name="P4"><text:a xlink:type="simple" xlink:href="relatorio:///if" text:style-name="Internet_20_link" text:visited-style-name="Visited_20_Internet_20_Link"><text:span text:style-name="T4">/if</text:span></text:a></text:p>
      <text:p text:style-name="P4"><text:a xlink:type="simple" xlink:href="relatorio:///for" text:style-name="Internet_20_link" text:visited-style-name="Visited_20_Internet_20_Link"><text:span text:style-name="T5">/for</text:span></text:a></text:p>
      <text:p text:style-name="P7"><text:a xlink:type="simple" xlink:href="relatorio:///for" text:style-name="Internet_20_link" text:visited-style-name="Visited_20_Internet_20_Link"><text:span text:style-name="T5">/for</text:span></text:a></text:p>
      <text:p text:style-name="P7"><text:a xlink:type="simple" xlink:href="relatori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Liberation Sans Narrow" svg:font-family="'Liberation Sans Narrow'" style:font-family-generic="swiss"/>
    <style:font-face style:name="TimesETX" svg:font-family="TimesETX, 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Перечень_20_баллонов" style:display-name="Перечень баллонов" style:family="paragraph" style:parent-style-name="Table_20_Contents">
      <style:paragraph-properties>
        <style:tab-stops>
          <style:tab-stop style:position="3cm" style:leader-style="solid" style:leader-text="-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cm" fo:margin-top="0.106cm" fo:margin-bottom="0cm" loext:contextual-spacing="false" fo:text-align="center" style:justify-single-word="false" fo:text-indent="0cm" style:auto-text-indent="false" fo:keep-with-next="always"/>
      <style:text-properties style:font-name="TimesETX" fo:font-family="TimesETX, 'Times New Roman'" style:font-pitch="variable" fo:font-size="14pt" style:font-size-asian="14pt" style:font-name-complex="TimesETX" style:font-family-complex="TimesETX, 'Times New Roman'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pt" fo:font-weight="normal" style:font-size-asian="10.5pt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7.2cm" fo:page-height="9.999cm" style:num-format="1" style:print-orientation="portrait" fo:margin-top="0.4cm" fo:margin-bottom="0.3cm" fo:margin-left="0.199cm" fo:margin-right="0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5-18T14:31:44.817000000</meta:creation-date>
    <dc:date>2023-04-20T15:13:39.673000000</dc:date>
    <meta:editing-duration>PT7H2M34S</meta:editing-duration>
    <meta:editing-cycles>101</meta:editing-cycles>
    <meta:generator>LibreOffice/6.4.2.2$Windows_X86_64 LibreOffice_project/4e471d8c02c9c90f512f7f9ead8875b57fcb1ec3</meta:generator>
    <meta:print-date>2020-10-14T18:25:23.081000000</meta:print-date>
    <meta:document-statistic meta:table-count="0" meta:image-count="0" meta:object-count="0" meta:page-count="3" meta:paragraph-count="36" meta:word-count="196" meta:character-count="1477" meta:non-whitespace-character-count="1325"/>
  </office:meta>
</office:document-meta>
</file>